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kurzer physikalischer Überblick:</text:p>
      <text:p text:style-name="Standard">worum geht’s</text:p>
      <text:p text:style-name="Standard">Laser, Kristall, Simulation</text:p>
      <text:p text:style-name="Standard">spontane Emission</text:p>
      <text:p text:style-name="Standard">Monte-Carlo-Simulation → viele zufällige spontane Emissionen simulieren</text:p>
      <text:p text:style-name="Standard"/>
      <text:p text:style-name="Standard">Motivation:</text:p>
      <text:p text:style-name="Standard">zur Zeit Implementation auf CPU</text:p>
      <text:p text:style-name="Standard">lange Rechenzeit</text:p>
      <text:p text:style-name="Standard"/>
      <text:p text:style-name="Standard">Aufgabe</text:p>
      <text:p text:style-name="Standard">für uns interessant</text:p>
      <text:p text:style-name="Standard">Skizze mit Prismen</text:p>
      <text:p text:style-name="Standard">zufällige Strahlen im Prisma zu jedem Eckpunkt im der Prismen</text:p>
      <text:p text:style-name="Standard"/>
      <text:p text:style-name="Standard">räumliche Diskretisierung des Kristalls mit Prismen</text:p>
      <text:p text:style-name="Standard"/>
      <text:p text:style-name="Standard">räumliche Verteilung einer bestimmten physikalischen Größe, diskretisiert in Eckpunkten der Prismen → für jeden Eckpunkt ein Wert</text:p>
      <text:p text:style-name="Standard"/>
      <text:p text:style-name="Standard">Strahl von </text:p>
      <text:p text:style-name="Standard"/>
      <text:p text:style-name="Standard">Schnittpunkte mit Prismen interessant (durchlaufene Strecken).</text:p>
      <text:p text:style-name="Standard">→ werden in Formel eingesetzt.</text:p>
      <text:p text:style-name="Standard"/>
      <text:p text:style-name="Standard">Algorithmus:</text:p>
      <text:p text:style-name="Standard">1.) einfachster Ansatz: bruteforce<text:line-break/><text:tab/>Schnitt-Strahl-Prisma-Test mit <text:span text:style-name="T1">jedem</text:span> Prisma<text:line-break/><text:tab/>Threads entsp. Anzahl Strahlen insgesamt<text:line-break/><text:tab/>Anzahl Blöcke = Anzahl der Strahlen pro Sample/Anzahl Threads pro Block * Anzahl <text:tab/>Sample<text:line-break/><text:tab/>pro Sample mehrere Blöcke<text:line-break/><text:tab/>Anzahl der Strahlen pro Sample/Anzahl Threads pro Block= Anzahl Blöcke pro Sample<text:line-break/><text:tab/>1 Kernelaufruf<text:line-break/><text:tab/>Threads pro Block = 256</text:p>
      <text:p text:style-name="Standard"/>
      <text:p text:style-name="Standard">allg Vorgehen </text:p>
      <text:p text:style-name="Standard">2.) Schritt</text:p>
      <text:p text:style-name="Standard">→ Grid,Strahltests....</text:p>
      <text:p text:style-name="Standard"><text:tab/>Schnitt-Strahl-Prisma-Test mit den Prismen, in den durchlaufenen Zellen des Grids</text:p>
      <text:p text:style-name="Standard">3.) Nachbarschaftsbeziehungen (entsp. Algorithmus, den er verwendet hat)<text:line-break/><text:tab/>verwendeter bezügl Speicher und Parallelisierung optimiert</text:p>
      <text:p text:style-name="Standard"><text:tab/>Parallelisierung: </text:p>
      <text:p text:style-name="Standard"><text:tab/>→ für jeden Samplepunkt ein Kernel<text:line-break/><text:tab/>→ innerhalb des Threads wird mit Hilfe Der globalen ID das Startprisma ausgewählt</text:p>
      <text:p text:style-name="Standard"><text:tab/>→ innerhalb Threads mehrere Strahlen je nach Gesamtzahl (mehrere Strahlen pro Thread <text:tab/><text:tab/>seriell)</text:p>
      <text:p text:style-name="Standard"><text:tab/>→ Grund: für seriellen Anteil ist RNG von Cuda (Mersenne-Twister → max. 200 Blöcke)</text:p>
      <text:p text:style-name="Standard"><text:tab/>vohandenen Algorithmus übernommen → Speicher,Parallelisierung optimiert</text:p>
      <text:p text:style-name="Standard"><text:tab/>Threads pro Block = 256</text:p>
      <text:p text:style-name="Standard"><text:soft-page-break/>wo Parallelisierung möglich</text:p>
      <text:p text:style-name="Standard"/>
      <text:p text:style-name="Standard">verwendete Parallelisierungsebenen</text:p>
      <text:p text:style-name="Standard"/>
      <text:p text:style-name="Standard">Speedup</text:p>
      <text:p text:style-name="Standard">mit BruteForce</text:p>
      <text:p text:style-name="Standard">mit Grid</text:p>
      <text:p text:style-name="Standard">mit Nachbarschaftsbeziehungen</text:p>
      <text:p text:style-name="Standard"/>
      <text:p text:style-name="Standard"/>
      <text:p text:style-name="Standard">Ausblick</text:p>
      <text:p text:style-name="Standard">Grundstein gelegt</text:p>
      <text:p text:style-name="Standard">weitere Optimierungen → shared mem,double buffering</text:p>
      <text:p text:style-name="Standard"/>
      <text:p text:style-name="Standard"/>
      <text:p text:style-name="Standard">Hinweis auf verwendete Nachbarschaftsbeziehungen</text:p>
      <text:p text:style-name="Standard"/>
      <text:p text:style-name="Standard"/>
      <text:p text:style-name="Standard"/>
      <text:p text:style-name="Standard"/>
      <text:p text:style-name="Standard"/>
      <text:p text:style-name="Standard">grid.h hat sich geändert!</text:p>
      <text:p text:style-name="Standard"/>
      <text:p text:style-name="Standard">calcBoundingBoxes</text:p>
      <text:p text:style-name="Standard">Aabbs nicht an GPU übergeben</text:p>
      <text:p text:style-name="Standard"/>
      <text:p text:style-name="Standard"/>
      <text:p text:style-name="Standard">copyGr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1-24T16:10:45</meta:creation-date>
    <dc:date>2013-01-27T17:17:45</dc:date>
    <dc:creator>Frank Liebold</dc:creator>
    <meta:editing-duration>PT3H58M38S</meta:editing-duration>
    <meta:editing-cycles>33</meta:editing-cycles>
    <meta:generator>LibreOffice/3.5$Linux_X86_64 LibreOffice_project/350m1$Build-2</meta:generator>
    <meta:document-statistic meta:table-count="0" meta:image-count="0" meta:object-count="0" meta:page-count="2" meta:paragraph-count="44" meta:word-count="253" meta:character-count="1974" meta:non-whitespace-character-count="1743"/>
  </office:meta>
</office:document-meta>
</file>